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22cm" fo:min-width="0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042cm" fo:min-width="0cm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2cm" svg:x="0.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cm" svg:height="0.4cm" draw:transform="rotate (-0.568104671524155) translate (0.515cm 0.20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0.5cm" svg:y1="0.3cm" svg:x2="0.8cm" svg:y2="0.9cm">
          <text:p/>
        </draw:line>
        <draw:line draw:style-name="gr3" draw:text-style-name="P2" draw:layer="layout" svg:x1="0.8cm" svg:y1="0.9cm" svg:x2="0.9cm" svg:y2="0.9cm">
          <text:p/>
        </draw:line>
        <draw:custom-shape draw:style-name="gr4" draw:text-style-name="P1" draw:layer="layout" svg:width="0.1cm" svg:height="0.3cm" draw:transform="rotate (-0.533198086484268) translate (0.314cm 0.5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21cm" svg:height="0.104cm" draw:transform="skewX (-0.22479840765687) rotate (-0.955393232541696) translate (0.532cm 0.60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13cm" svg:height="0.245cm" draw:transform="rotate (-0.563392282543769) translate (0.507cm 0.67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175cm" svg:height="0.123cm" draw:transform="skewX (-0.176976386152225) rotate (0.306828882500603) translate (0.375cm 0.25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079cm" svg:height="0.112cm" draw:transform="skewX (-0.294786110661842) rotate (0.0631809189221947) translate (0.582cm 0.5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0.4cm" svg:y1="0.3cm" svg:x2="0.5cm" svg:y2="0.5cm">
          <text:p/>
        </draw:line>
        <draw:line draw:style-name="gr5" draw:text-style-name="P2" draw:layer="layout" svg:x1="0.5cm" svg:y1="0.3cm" svg:x2="0.6cm" svg:y2="0.5cm">
          <text:p/>
        </draw:line>
        <draw:path draw:style-name="gr5" draw:text-style-name="P2" draw:layer="layout" svg:width="0.121cm" svg:height="0.091cm" draw:transform="rotate (-1.03044239037745) translate (0.576096143170802cm 0.454149277409928cm)" svg:viewBox="0 0 122 92" svg:d="M0 91c16 4 33-6 49-6 19 0 39-10 52-24 10-11 29-29 16-45-8-11-24-20-39-14h-15-1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07:00:06.591310508</meta:creation-date>
    <dc:date>2017-10-13T08:25:22.172081513</dc:date>
    <meta:editing-duration>PT49M3S</meta:editing-duration>
    <meta:editing-cycles>1</meta:editing-cycles>
    <meta:generator>LibreOffice/5.4.1.2.0$Linux_X86_64 LibreOffice_project/40m0$Build-2</meta:generator>
    <meta:document-statistic meta:object-count="12"/>
  </office:meta>
</office:document-meta>
</file>